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3db7" officeooo:paragraph-rsid="00043db7"/>
    </style:style>
    <style:style style:name="P2" style:family="paragraph" style:parent-style-name="Standard">
      <style:text-properties fo:language="cs" fo:country="CZ" officeooo:rsid="0004cbcc" officeooo:paragraph-rsid="0004cbcc"/>
    </style:style>
    <style:style style:name="P3" style:family="paragraph" style:parent-style-name="Standard">
      <style:text-properties fo:language="cs" fo:country="CZ" officeooo:rsid="0004d35f" officeooo:paragraph-rsid="0004d35f"/>
    </style:style>
    <style:style style:name="P4" style:family="paragraph" style:parent-style-name="Standard">
      <style:text-properties fo:language="cs" fo:country="CZ" officeooo:rsid="00050791" officeooo:paragraph-rsid="00050791"/>
    </style:style>
    <style:style style:name="P5" style:family="paragraph" style:parent-style-name="Standard">
      <style:text-properties fo:language="cs" fo:country="CZ" officeooo:rsid="00056775" officeooo:paragraph-rsid="00056775"/>
    </style:style>
    <style:style style:name="P6" style:family="paragraph" style:parent-style-name="Standard" style:list-style-name="L1">
      <style:text-properties officeooo:paragraph-rsid="0004cbcc"/>
    </style:style>
    <style:style style:name="P7" style:family="paragraph" style:parent-style-name="Standard" style:list-style-name="L1">
      <style:text-properties officeooo:rsid="00075388" officeooo:paragraph-rsid="00075388"/>
    </style:style>
    <style:style style:name="P8" style:family="paragraph" style:parent-style-name="Standard" style:list-style-name="L1">
      <style:text-properties fo:language="cs" fo:country="CZ" officeooo:rsid="0004cbcc" officeooo:paragraph-rsid="0004cbcc"/>
    </style:style>
    <style:style style:name="P9" style:family="paragraph" style:parent-style-name="Standard" style:list-style-name="L2">
      <style:text-properties fo:language="cs" fo:country="CZ" officeooo:rsid="0004cbcc" officeooo:paragraph-rsid="0004cbcc"/>
    </style:style>
    <style:style style:name="P10" style:family="paragraph" style:parent-style-name="Standard" style:list-style-name="L1">
      <style:text-properties fo:language="cs" fo:country="CZ" officeooo:rsid="0004d35f" officeooo:paragraph-rsid="0004d35f"/>
    </style:style>
    <style:style style:name="P11" style:family="paragraph" style:parent-style-name="Standard" style:list-style-name="L2">
      <style:text-properties fo:language="cs" fo:country="CZ" officeooo:rsid="0004d35f" officeooo:paragraph-rsid="0004d35f"/>
    </style:style>
    <style:style style:name="P12" style:family="paragraph" style:parent-style-name="Standard" style:list-style-name="L1">
      <style:text-properties fo:language="cs" fo:country="CZ" officeooo:rsid="00050791" officeooo:paragraph-rsid="00050791"/>
    </style:style>
    <style:style style:name="P13" style:family="paragraph" style:parent-style-name="Standard" style:list-style-name="L2">
      <style:text-properties fo:language="cs" fo:country="CZ" officeooo:rsid="00050791" officeooo:paragraph-rsid="00050791"/>
    </style:style>
    <style:style style:name="P14" style:family="paragraph" style:parent-style-name="Standard" style:list-style-name="L1">
      <style:text-properties fo:language="en" fo:country="US" officeooo:rsid="0004d35f" officeooo:paragraph-rsid="0004d35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cbcc"/>
    </style:style>
    <style:style style:name="T3" style:family="text">
      <style:text-properties fo:language="en" fo:country="US" officeooo:rsid="00056775"/>
    </style:style>
    <style:style style:name="T4" style:family="text">
      <style:text-properties fo:language="en" fo:country="US" officeooo:rsid="00088f43"/>
    </style:style>
    <style:style style:name="T5" style:family="text">
      <style:text-properties officeooo:rsid="0004cbcc"/>
    </style:style>
    <style:style style:name="T6" style:family="text">
      <style:text-properties fo:language="cs" fo:country="CZ"/>
    </style:style>
    <style:style style:name="T7" style:family="text">
      <style:text-properties fo:language="cs" fo:country="CZ" officeooo:rsid="00050791"/>
    </style:style>
    <style:style style:name="T8" style:family="text">
      <style:text-properties fo:language="cs" fo:country="CZ" officeooo:rsid="0004cbcc"/>
    </style:style>
    <style:style style:name="T9" style:family="text">
      <style:text-properties fo:language="cs" fo:country="CZ" officeooo:rsid="00056775"/>
    </style:style>
    <style:style style:name="T10" style:family="text">
      <style:text-properties officeooo:rsid="0004d3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oznámky k implementaci</text:p>
      <text:p text:style-name="P1"/>
      <text:p text:style-name="P1">Aplikace je naimplementovaná v rámci možností, které daný časový interval umožňoval. Lze tedy mnoho věcí vylepšit. <text:span text:style-name="T5">Zaměřil jsem se na splnění požadavků, na funkčnost a na základní úroveň zdrojových souborů. Jistě je prostor pro refaktoring, ale na to nezbyl čas.</text:span> <text:s/><text:span text:style-name="T5">M</text:span>omentální stav je snad alespoň postačující.</text:p>
      <text:p text:style-name="P1"/>
      <text:p text:style-name="P1">Použil jsem pouze <text:span text:style-name="T2">Javu 7 bez dal</text:span><text:span text:style-name="T5">ších knihoven třetích stran. Nepoužívá se tedy ani maven, ani ant. Programoval jsem v IntelliJ Idea 13.</text:span></text:p>
      <text:p text:style-name="P1"/>
      <text:p text:style-name="P3">Testoval jse pouze na Windows 8.</text:p>
      <text:p text:style-name="P1"/>
      <text:p text:style-name="P2">Pro základní použití slouží návod dodaný společně s aplikací.</text:p>
      <text:p text:style-name="P2"/>
      <text:p text:style-name="P2">Pro pravidelné výpisy a čtení vstupu jsem použil ScheduledExecutorService. Nepoužil jsem vlastní časování vláken, ani Quartz a další. V praxi jsem to ještě nepoužíval, tak jsem si to alespoň vyzkoušel.</text:p>
      <text:p text:style-name="P2"/>
      <text:p text:style-name="P3">Následují poznámky k implementaci. Pokud píši, že něco chybí nebo není bez uvedení důvodu, tak to bylo kvůli času.</text:p>
      <text:p text:style-name="P2"/>
      <text:h text:style-name="Heading_20_3" text:outline-level="3">Poznámky:</text:h>
      <text:list xml:id="list5951559051780032846" text:style-name="L1">
        <text:list-item>
          <text:p text:style-name="P7"><text:span text:style-name="T3">C</text:span><text:span text:style-name="T1">hyb</text:span><text:span text:style-name="T6">í testy!</text:span></text:p>
        </text:list-item>
        <text:list-item>
          <text:p text:style-name="P6"><text:span text:style-name="T8">Nepočítá se s tím, že by výpis měl trvat déle, než nastane čas následujícho výpisu. </text:span><text:span text:style-name="T3">Stej</text:span><text:span text:style-name="T9">ně tak u čtení vstupu.</text:span><text:span text:style-name="T8"> </text:span><text:span text:style-name="T9">To by mělo být ošetřeno voláním tasku příkazem </text:span>scheduleAtFixedRate<text:span text:style-name="T3">(), </text:span><text:span text:style-name="T4">který zajišťuje, že v jednu chvíli nepoběží task ve více vláknech. Z toho důvodu je některé použití synchronized nadbytečné, ale není to nic proti ničemu.</text:span></text:p>
        </text:list-item>
        <text:list-item>
          <text:p text:style-name="P8">V zadání se jasně píše, že externí soubor lze načíst pouze při startu. Takže později to není možné, i když by se to mohlo hodit. Buď načíst soubor příkazem nebo pravidelně číst soubor(y) v nějakém umístění.</text:p>
        </text:list-item>
        <text:list-item>
          <text:p text:style-name="P14">Po<text:span text:style-name="T6">čítá se s tím, že se bude pracovat s příkazovým řádkem. Takže pokud není dostupná konzole, tak se program ukončí.</text:span></text:p>
        </text:list-item>
        <text:list-item>
          <text:p text:style-name="P10">Ukázkový výpis není podle abecedy, ale přišlo mi vhodné ho seřadit, takže jsem to tak udělal. Snad je to tak v pořádku.</text:p>
        </text:list-item>
        <text:list-item>
          <text:p text:style-name="P10">Nezabýval jsem se problémy spojenými s kódováním. Jak při vstupu a výstupu z konzole, tak i např. při parsování BigDecimalu. Desetinná čárka je tečka.</text:p>
        </text:list-item>
        <text:list-item>
          <text:p text:style-name="P10">Neřešil jsem, když uživatel zadává vstup a během této doby nastane pravidelný výpis. Výstup se jednoduše provede uvnitř vstupu. Vstup lze však dokončit a pokud je validní, tak se uplatní.</text:p>
        </text:list-item>
        <text:list-item>
          <text:p text:style-name="P10">Ve vstupním souboru se vynechávají prázdné řádky. Pokud je na nějakém řádku něco jiného, než co odpovídá validnímu formátu platby, tak se načítání souboru ukončí. Předpokládám, že nekonzistentní stav nikoho nezajímá.</text:p>
        </text:list-item>
        <text:list-item>
          <text:p text:style-name="P10">Požadavky na měnu v souboru jsou, aby byla velkými písmeny. Takže je to tak i v konzoli.</text:p>
        </text:list-item>
        <text:list-item>
          <text:p text:style-name="P14"><text:span text:style-name="T6">Nejprve jsem uchovával pouze aktuální stavy kont pro každou měnu (v Map). </text:span><text:span text:style-name="T7">Tím se nemusí platby stále přepočítávat, ale po</text:span><text:span text:style-name="T6"> provedení platby se platba ztratila. V zadání se píše, že program má uchovávat záznamy plateb, takže jsem přidal, ještě zvlášť kolekci (List), která uchovává platby, tak jak byly zadávány. </text:span><text:span text:style-name="T7">Existuje kontrola, aby záznamy v obou kolekcích byly </text:span><text:soft-page-break/><text:span text:style-name="T7">konzistentní. Pokud by mělo dojít k nekonzistenci, tak se program ukončí.</text:span><text:span text:style-name="T6"> Možnost vypsat si platby není implementovaná.</text:span></text:p>
        </text:list-item>
        <text:list-item>
          <text:p text:style-name="P12">Není jasně odděleno, aby jádro programu fungovalo nezávisle na externím IO. To by samozřejmě bylo vhodné, kdyby se komunikace s konzolí změnila na něco jiného. Pracovalo by se tedy klasicky s definovanými interfaces. Do konzole by se mohlo vypisovat pouze z jednoho místa atd.</text:p>
        </text:list-item>
      </text:list>
      <text:p text:style-name="P2"/>
      <text:h text:style-name="Heading_20_3" text:outline-level="3"><text:span text:style-name="T10">Vynecháno</text:span>:</text:h>
      <text:list xml:id="list1248990753116185798" text:style-name="L2">
        <text:list-item>
          <text:p text:style-name="P9">Logování do externích souborů.</text:p>
        </text:list-item>
        <text:list-item>
          <text:p text:style-name="P9">Externí konfigurace.</text:p>
        </text:list-item>
        <text:list-item>
          <text:p text:style-name="P11">Další formáty vstupu a výstupu plateb.</text:p>
        </text:list-item>
        <text:list-item>
          <text:p text:style-name="P13">Výstup historie plateb.</text:p>
        </text:list-item>
        <text:list-item>
          <text:p text:style-name="P13">Automatické ukládání stavu při ukončení a znovunačtení při spuštění.</text:p>
        </text:list-item>
        <text:list-item>
          <text:p text:style-name="P13">A jistě další věci...</text:p>
        </text:list-item>
      </text:list>
      <text:p text:style-name="P4"/>
      <text:h text:style-name="Heading_20_3" text:outline-level="3">Problémy při implementaci</text:h>
      <text:p text:style-name="P5">Nebyly žádné větší. Jen nemám zkušenosti s prací s konzolí. Takže jsem z počátku měl problémy se čtením vstupu, aby fungoval správně. Bylo potřeba vyřešit, aby čekání na vstup uživatele nebylo blokující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1:15:23.335000000</meta:creation-date>
    <dc:date>2014-08-15T13:02:54.265000000</dc:date>
    <meta:editing-duration>PT41M25S</meta:editing-duration>
    <meta:editing-cycles>6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28" meta:word-count="572" meta:character-count="3525" meta:non-whitespace-character-count="2997"/>
  </office:meta>
</office:document-meta>
</file>